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8.414cm"/>
    </style:style>
    <style:style style:name="Table1.C" style:family="table-column">
      <style:table-column-properties style:column-width="5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e3c" officeooo:paragraph-rsid="001b2e3c"/>
    </style:style>
    <style:style style:name="P2" style:family="paragraph" style:parent-style-name="Text_20_body">
      <style:text-properties fo:font-size="16pt" style:text-underline-style="solid" style:text-underline-width="auto" style:text-underline-color="font-color" fo:font-weight="bold" officeooo:rsid="001f9db5" officeooo:paragraph-rsid="001f9db5" style:font-size-asian="16pt" style:font-weight-asian="bold" style:font-size-complex="16pt" style:font-weight-complex="bold"/>
    </style:style>
    <style:style style:name="P3" style:family="paragraph" style:parent-style-name="Text_20_body">
      <style:text-properties officeooo:paragraph-rsid="001f9db5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18a7ed" officeooo:paragraph-rsid="0018a7ed" style:font-size-asian="14pt" style:font-size-complex="14pt"/>
    </style:style>
    <style:style style:name="P6" style:family="paragraph" style:parent-style-name="Table_20_Contents">
      <style:text-properties fo:font-size="14pt" officeooo:rsid="001b2e3c" officeooo:paragraph-rsid="001b2e3c" style:font-size-asian="14pt" style:font-size-complex="14pt"/>
    </style:style>
    <style:style style:name="P7" style:family="paragraph" style:parent-style-name="Table_20_Contents">
      <style:text-properties fo:font-size="14pt" officeooo:rsid="001e6949" officeooo:paragraph-rsid="001e6949" style:font-size-asian="14pt" style:font-size-complex="14pt"/>
    </style:style>
    <style:style style:name="P8" style:family="paragraph" style:parent-style-name="Table_20_Contents">
      <style:text-properties fo:font-size="14pt" officeooo:rsid="001c8ef1" officeooo:paragraph-rsid="001e6949" style:font-size-asian="14pt" style:font-size-complex="14pt"/>
    </style:style>
    <style:style style:name="P9" style:family="paragraph" style:parent-style-name="Table_20_Contents">
      <style:text-properties fo:font-size="14pt" officeooo:rsid="001c8ef1" officeooo:paragraph-rsid="001c8ef1" style:font-size-asian="14pt" style:font-size-complex="14pt"/>
    </style:style>
    <style:style style:name="P10" style:family="paragraph" style:parent-style-name="Table_20_Contents">
      <style:text-properties fo:font-size="14pt" fo:font-weight="normal" officeooo:rsid="0018a7ed" officeooo:paragraph-rsid="0018a7ed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2e3c"/>
    </style:style>
    <style:style style:name="T3" style:family="text">
      <style:text-properties officeooo:rsid="001c8ef1"/>
    </style:style>
    <style:style style:name="T4" style:family="text">
      <style:text-properties officeooo:rsid="001e6949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2265c2"/>
    </style:style>
    <style:style style:name="T8" style:family="text">
      <style:text-properties fo:font-size="16pt" style:text-underline-style="solid" style:text-underline-width="auto" style:text-underline-color="font-color" fo:font-weight="bold" officeooo:rsid="001f9db5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<text:span text:style-name="T8">MALICIOUS WEBPAGE DETECTION USING MACHINE LEARNING</text:span></text:p>
      <text:p text:style-name="P2"><text:span text:style-name="T5">Project Group</text:span><text:span text:style-name="T6"> : 20</text:span></text:p>
      <text:p text:style-name="P2"><text:span text:style-name="T5">Project Mentor :</text:span><text:span text:style-name="T6"> Prof. Nataasha Raul</text:span></text:p>
      <text:p text:style-name="P2"><text:span text:style-name="T5">Project Members :</text:span></text:p>
      <text:p text:style-name="P2"><text:span text:style-name="T6">Anand Desai (10)</text:span></text:p>
      <text:p text:style-name="P2"><text:span text:style-name="T6">Janvi Jatakia (20)</text:span></text:p>
      <text:p text:style-name="P2"><text:span text:style-name="T6">Rohit Naik (33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Week (Date)</text:p>
          </table:table-cell>
          <table:table-cell table:style-name="Table1.A1" office:value-type="string">
            <text:p text:style-name="P5">Task</text:p>
          </table:table-cell>
          <table:table-cell table:style-name="Table1.C1" office:value-type="string">
            <text:p text:style-name="P5">Signature</text:p>
          </table:table-cell>
        </table:table-row>
        <table:table-row>
          <table:table-cell table:style-name="Table1.A2" office:value-type="string">
            <text:p text:style-name="P5"><text:span text:style-name="T7">1</text:span> (<text:span text:style-name="T2">20</text:span>/01/17)</text:p>
          </table:table-cell>
          <table:table-cell table:style-name="Table1.A2" office:value-type="string">
            <text:p text:style-name="P6">Feature extraction complet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pan text:style-name="T7">2</text:span> (<text:span text:style-name="T2">27</text:span>/0<text:span text:style-name="T2">1</text:span>/17)</text:p>
          </table:table-cell>
          <table:table-cell table:style-name="Table1.A2" office:value-type="string">
            <text:p text:style-name="P6">Deciding a threshol<text:span text:style-name="T3">d</text:span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pan text:style-name="T7">3</text:span> (<text:span text:style-name="T2">03</text:span>/0<text:span text:style-name="T2">2</text:span>/17)</text:p>
          </table:table-cell>
          <table:table-cell table:style-name="Table1.A2" office:value-type="string">
            <text:p text:style-name="P7">Testing algorithms <text:span text:style-name="T7">(Random Forest, SVM, k-NN)</text:span> against parameters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<text:span text:style-name="T7">4</text:span> (1<text:span text:style-name="T2">0</text:span>/0<text:span text:style-name="T2">2</text:span>/17)</text:p>
          </table:table-cell>
          <table:table-cell table:style-name="Table1.A2" office:value-type="string">
            <text:p text:style-name="P7">Implementing the algorithm(s) decide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pan text:style-name="T7">5</text:span> (1<text:span text:style-name="T2">7</text:span>/0<text:span text:style-name="T2">2</text:span>/17)</text:p>
          </table:table-cell>
          <table:table-cell table:style-name="Table1.A2" office:value-type="string">
            <text:p text:style-name="P8">Start making the <text:span text:style-name="T4">C</text:span>hrome extension <text:span text:style-name="T4">(Fest Week)</text:span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pan text:style-name="T7">6</text:span> (<text:span text:style-name="T2">23</text:span>/0<text:span text:style-name="T2">2</text:span>/17)</text:p>
          </table:table-cell>
          <table:table-cell table:style-name="Table1.A2" office:value-type="string">
            <text:p text:style-name="P9"><text:span text:style-name="T4">Continue C</text:span>hrome extension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pan text:style-name="T7">7</text:span> (<text:span text:style-name="T2">03</text:span>/0<text:span text:style-name="T2">3</text:span>/17)</text:p>
          </table:table-cell>
          <table:table-cell table:style-name="Table1.A2" office:value-type="string">
            <text:p text:style-name="P7">Finish the chrome extension (T1 week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9"><text:span text:style-name="T7">8</text:span> (10/03/17)</text:p>
          </table:table-cell>
          <table:table-cell table:style-name="Table1.A2" office:value-type="string">
            <text:p text:style-name="P9">Testing and start writing the paper</text:p>
          </table:table-cell>
          <table:table-cell table:style-name="Tab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38:22.199831480</meta:creation-date>
    <meta:editing-duration>PT2H24M27S</meta:editing-duration>
    <meta:editing-cycles>5</meta:editing-cycles>
    <meta:generator>LibreOffice/5.1.4.2$Linux_X86_64 LibreOffice_project/10m0$Build-2</meta:generator>
    <dc:date>2017-01-13T15:44:11.364993148</dc:date>
    <meta:document-statistic meta:table-count="1" meta:image-count="0" meta:object-count="0" meta:page-count="1" meta:paragraph-count="26" meta:word-count="88" meta:character-count="580" meta:non-whitespace-character-count="518"/>
  </office:meta>
</office:document-meta>
</file>